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14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9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URL zur XML-Datei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Extent mit Min-XY, Max-XY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TileMatrixSet</text:p>
          </table:table-cell>
          <table:table-cell table:style-name="ce1" office:value-type="string" calcext:value-type="string">
            <text:p>ResourceURL</text:p>
          </table:table-cell>
          <table:table-cell table:style-name="ce2" office:value-type="string" calcext:value-type="string">
            <text:p>maximaler Zoom-Level</text:p>
          </table:table-cell>
          <table:table-cell table:style-name="ce1" office:value-type="string" calcext:value-type="string">
            <text:p>LeafletURL</text:p>
          </table:table-cell>
          <table:table-cell table:style-name="ce1" office:value-type="string" calcext:value-type="string">
            <text:p>Attribution 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</text:p>
          </table:table-cell>
          <table:table-cell office:value-type="string" calcext:value-type="string">
            <text:p>Basemap von Österreich in Farbe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geolandbasemap/{Style}/{TileMatrixSet}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basemap/geolandbasemap/normal/google3857/{z}/{y}/{x}.pn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Overlay</text:p>
          </table:table-cell>
          <table:table-cell office:value-type="string" calcext:value-type="string">
            <text:p>Basemap von Österreich nur Beschriftung als transparenter Layer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overlay/{Style}/{TileMatrixSet}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basemap/bmapoverlay/normal/google3857/{z}/{y}/{x}.pn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Grau</text:p>
          </table:table-cell>
          <table:table-cell office:value-type="string" calcext:value-type="string">
            <text:p>Basemap von Österreich in Grau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grau/{Style}/{TileMatrixSet}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basemap/bmapgrau/normal/google3857/{z}/{y}/{x}.pn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Basemap High DPI</text:p>
          </table:table-cell>
          <table:table-cell office:value-type="string" calcext:value-type="string">
            <text:p>Basemap mit 512x512px Kacheln für Unterstützung von User Endgeräten mit high dpi Displays (iPad retina, smartphones mit HD Auflösung)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hidpi/{Style}/{TileMatrixSet}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basemap/bmaphidpi/normal/google3857/{z}/{y}/{x}.jpe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Orthofoto</text:p>
          </table:table-cell>
          <table:table-cell office:value-type="string" calcext:value-type="string">
            <text:p>Basemap als farbiges Orthofoto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orthofoto30cm/{Style}/{TileMatrixSet}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basemap/bmaporthofoto30cm/normal/google3857/{z}/{y}/{x}.jpe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Gelände</text:p>
          </table:table-cell>
          <table:table-cell office:value-type="string" calcext:value-type="string">
            <text:p>Basemap Geländedarstellung von Österreich in Grau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_0-17</text:p>
          </table:table-cell>
          <table:table-cell office:value-type="string" calcext:value-type="string">
            <text:p>https://mapsneu.wien.gv.at/basemap/bmapgelaende/{Style}/google3857/{TileMatrix}/{TileRow}/{TileCol}.jpe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mapsneu.wien.gv.at/basemap/bmapgelaende/grau/google3857/{z}/{y}/{x}.jpe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Oberfläche</text:p>
          </table:table-cell>
          <table:table-cell office:value-type="string" calcext:value-type="string">
            <text:p>Basemap Oberflächendarstellung von Österreich in Grau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_0-17</text:p>
          </table:table-cell>
          <table:table-cell office:value-type="string" calcext:value-type="string">
            <text:p>https://mapsneu.wien.gv.at/basemap/bmapoberflaeche/{Style}/google3857/{TileMatrix}/{TileRow}/{TileCol}.jpe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mapsneu.wien.gv.at/basemap/bmapoberflaeche/grau/google3857/{z}/{y}/{x}.jpe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Stadtplan3D Grundkarte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pastell</text:p>
          </table:table-cell>
          <table:table-cell office:value-type="string" calcext:value-type="string">
            <text:p>google3857_0-20</text:p>
          </table:table-cell>
          <table:table-cell office:value-type="string" calcext:value-type="string">
            <text:p>https://mapsneu.wien.gv.at/wmts/fmzk3dviewer/{Style}/google3857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wmts/fmzk3dviewer/pastell/google3857/{z}/{y}/{x}.pn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23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google3857_0-21</text:p>
          </table:table-cell>
          <table:table-cell office:value-type="string" calcext:value-type="string">
            <text:p>https://mapsneu.wien.gv.at/wmts/lb/{Style}/google3857/{TileMatrix}/{TileRow}/{TileCol}.jpe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s://mapsneu.wien.gv.at/wmts/lb/farbe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22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google3857_0-21</text:p>
          </table:table-cell>
          <table:table-cell office:value-type="string" calcext:value-type="string">
            <text:p>https://mapsneu.wien.gv.at/wmts/lb2022/{Style}/google3857/{TileMatrix}/{TileRow}/{TileCol}.jpe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s://mapsneu.wien.gv.at/wmts/lb2022/farbe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21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google3857_0-20</text:p>
          </table:table-cell>
          <table:table-cell office:value-type="string" calcext:value-type="string">
            <text:p>https://mapsneu.wien.gv.at/wmts/lb2021/{Style}/google3857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wmts/lb2021/farbe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20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google3857_0-20</text:p>
          </table:table-cell>
          <table:table-cell office:value-type="string" calcext:value-type="string">
            <text:p>https://mapsneu.wien.gv.at/wmts/lb2020/{Style}/google3857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wmts/lb2020/farbe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9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2019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2019/farbe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8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2018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2018/farbe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7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2017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2017/farbe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6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2016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2016/farbe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5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2015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2015/farbe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Orthofoto 2014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2014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2014/farbe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92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1992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1992/grau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86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1986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1986/grau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81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1981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1981/grau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76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1976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1976/grau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71 mit Umland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1971mU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1971mU/grau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71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1971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1971/grau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61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1961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1961/grau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56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1956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1956/grau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Luftbildplan 1938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lb1938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lb1938/grau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Stadtplan Grundkarte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pastel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fmzk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fmzk/pastell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Flächenwidmungs- und Bebauungsplan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flwbplmzk/{Style}/{TileMatrixSet}/{TileMatrix}/{TileRow}/{TileCol}.jpe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flwbplmzk/rot/google3857/{z}/{y}/{x}.jpe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wmtsneu/1.0.0/WMTSCapabilities.xml</text:p>
          </table:table-cell>
          <table:table-cell office:value-type="string" calcext:value-type="string">
            <text:p>Stadtplan Beschriftung</text:p>
          </table:table-cell>
          <table:table-cell/>
          <table:table-cell office:value-type="string" calcext:value-type="string">
            <text:p>16.17 48.10 16.58 48.3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wmts/beschriftung/{Style}/{TileMatrixSet}/{TileMatrix}/{TileRow}/{TileCol}.p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mapsneu.wien.gv.at/wmts/beschriftung/normal/google3857/{z}/{y}/{x}.png</text:p>
          </table:table-cell>
          <table:table-cell office:value-type="string" calcext:value-type="string">
            <text:p>Datenquelle: &lt;a href="https://data.wien.gv.at"&gt;Stadt Wien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base_summer</text:p>
          </table:table-cell>
          <table:table-cell/>
          <table:table-cell office:value-type="string" calcext:value-type="string">
            <text:p>-180 -85 180 85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oogleMapsCompatible</text:p>
          </table:table-cell>
          <table:table-cell office:value-type="string" calcext:value-type="string">
            <text:p>http://wmts.kartetirol.at/gdi_base_summer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wmts.kartetirol.at/gdi_base_summer/{z}/{x}/{y}.png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base_winter</text:p>
          </table:table-cell>
          <table:table-cell/>
          <table:table-cell office:value-type="string" calcext:value-type="string">
            <text:p>-180 -85 180 85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oogleMapsCompatible</text:p>
          </table:table-cell>
          <table:table-cell office:value-type="string" calcext:value-type="string">
            <text:p>http://wmts.kartetirol.at/gdi_base_winter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wmts.kartetirol.at/gdi_base_winter/{z}/{x}/{y}.png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nomenklatur</text:p>
          </table:table-cell>
          <table:table-cell/>
          <table:table-cell office:value-type="string" calcext:value-type="string">
            <text:p>-180 -85 180 85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oogleMapsCompatible</text:p>
          </table:table-cell>
          <table:table-cell office:value-type="string" calcext:value-type="string">
            <text:p>http://wmts.kartetirol.at/gdi_nomenklatur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wmts.kartetirol.at/gdi_nomenklatur/{z}/{x}/{y}.png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base_ortho</text:p>
          </table:table-cell>
          <table:table-cell/>
          <table:table-cell office:value-type="string" calcext:value-type="string">
            <text:p>-180 -85 180 85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oogleMapsCompatible</text:p>
          </table:table-cell>
          <table:table-cell office:value-type="string" calcext:value-type="string">
            <text:p>http://wmts.kartetirol.at/gdi_ortho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wmts.kartetirol.at/gdi_ortho/{z}/{x}/{y}.png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base_summer</text:p>
          </table:table-cell>
          <table:table-cell/>
          <table:table-cell office:value-type="string" calcext:value-type="string">
            <text:p>-180 -85 180 85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oogleMapsCompatible</text:p>
          </table:table-cell>
          <table:table-cell office:value-type="string" calcext:value-type="string">
            <text:p>http://wmts.kartetirol.at/gdi_summer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wmts.kartetirol.at/gdi_summer/{z}/{x}/{y}.png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mts.kartetirol.at/wmts</text:p>
          </table:table-cell>
          <table:table-cell office:value-type="string" calcext:value-type="string">
            <text:p>gdi_base_winter</text:p>
          </table:table-cell>
          <table:table-cell/>
          <table:table-cell office:value-type="string" calcext:value-type="string">
            <text:p>-180 -85 180 85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oogleMapsCompatible</text:p>
          </table:table-cell>
          <table:table-cell office:value-type="string" calcext:value-type="string">
            <text:p>http://wmts.kartetirol.at/gdi_winter/{TileMatrix}/{TileCol}/{TileRow}.p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wmts.kartetirol.at/gdi_winter/{z}/{x}/{y}.png</text:p>
          </table:table-cell>
          <table:table-cell office:value-type="string" calcext:value-type="string">
            <text:p>Datenquelle: &lt;a href="https://data.tirol.gv.at"&gt;Land Tirol&lt;/a&gt;</text:p>
          </table:table-cell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K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1:20:50.847466756</meta:creation-date>
    <dc:date>2024-05-24T10:27:22.504145789</dc:date>
    <meta:editing-duration>PT3H56M12S</meta:editing-duration>
    <meta:editing-cycles>47</meta:editing-cycles>
    <meta:generator>LibreOffice/7.3.7.2$Linux_X86_64 LibreOffice_project/30$Build-2</meta:generator>
    <dc:creator>Klaus Förster</dc:creator>
    <meta:document-statistic meta:table-count="1" meta:cell-count="341" meta:object-count="0"/>
  </office:meta>
</office:document-meta>
</file>